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rame_20_contents">
      <style:paragraph-properties fo:text-align="center" style:justify-single-word="false"/>
      <style:text-properties officeooo:paragraph-rsid="00112dd1"/>
    </style:style>
    <style:style style:name="P2" style:family="paragraph" style:parent-style-name="Frame_20_contents">
      <style:paragraph-properties fo:text-align="center" style:justify-single-word="false"/>
      <style:text-properties officeooo:paragraph-rsid="00108509"/>
    </style:style>
    <style:style style:name="P3" style:family="paragraph" style:parent-style-name="Frame_20_contents">
      <style:text-properties officeooo:paragraph-rsid="00108509"/>
    </style:style>
    <style:style style:name="P4" style:family="paragraph">
      <style:paragraph-properties fo:text-align="center"/>
    </style:style>
    <style:style style:name="P5" style:family="paragraph">
      <style:paragraph-properties fo:text-align="center" style:writing-mode="lr-tb"/>
    </style:style>
    <style:style style:name="P6" style:family="paragraph">
      <style:paragraph-properties style:writing-mode="lr-tb"/>
    </style:style>
    <style:style style:name="T1" style:family="text">
      <style:text-properties officeooo:rsid="00108509"/>
    </style:style>
    <style:style style:name="T2" style:family="text">
      <style:text-properties officeooo:rsid="00112dd1"/>
    </style:style>
    <style:style style:name="T3" style:family="text">
      <style:text-properties fo:font-weight="bold" officeooo:rsid="00112dd1" style:font-weight-asian="bold" style:font-weight-complex="bold"/>
    </style:style>
    <style:style style:name="T4" style:family="text">
      <style:text-properties fo:font-weight="bold" officeooo:rsid="00108509" style:font-weight-asian="bold" style:font-weight-complex="bold"/>
    </style:style>
    <style:style style:name="T5" style:family="text">
      <style:text-properties fo:font-weight="bold" style:font-weight-asian="bold" style:font-weight-complex="bold"/>
    </style:style>
    <style:style style:name="gr1" style:family="graphic">
      <style:graphic-properties draw:textarea-vertical-align="middle" draw:auto-grow-height="false" fo:min-height="0.9827in" fo:min-width="1.1598in"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639in" fo:min-width="0.104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252in" fo:min-width="0.8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textarea-horizontal-align="justify" draw:textarea-vertical-align="middle" draw:auto-grow-height="false" fo:min-height="0.2811in" fo:min-width="2.1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textarea-horizontal-align="justify" draw:textarea-vertical-align="middle" draw:auto-grow-height="false" fo:min-height="1.4583in" fo:min-width="2.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textarea-horizontal-align="justify" draw:textarea-vertical-align="middle" draw:auto-grow-height="false" fo:min-height="1.0209in" fo:min-width="2.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textarea-horizontal-align="justify" draw:textarea-vertical-align="middle" draw:auto-grow-height="false" fo:min-height="1.0835in" fo:min-width="2.16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textarea-horizontal-align="justify" draw:textarea-vertical-align="middle" draw:auto-grow-height="false" fo:min-height="0.2811in" fo:min-width="2.171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 1" draw:style-name="gr5" svg:width="2.1669in" svg:height="1.4587in" svg:x="0.4299in" svg:y="0.4634in"><text:p text:style-name="Frame_20_contents"><text:s/>name: string <text:s text:c="4"/></text:p><text:p text:style-name="Frame_20_contents"><text:s/>runs: int <text:s text:c="7"/></text:p><text:p text:style-name="Frame_20_contents"><text:s/>balls: int <text:s text:c="6"/></text:p><text:p text:style-name="Frame_20_contents"><text:s/>fours: int <text:s text:c="6"/></text:p><text:p text:style-name="Frame_20_contents"><text:s/>sixes: int <text:s text:c="6"/></text:p><text:p text:style-name="Frame_20_contents"><text:s/>wickets: int </text:p><draw:enhanced-geometry svg:viewBox="0 0 21600 21600" draw:type="rectangle" draw:enhanced-path="M 0 0 L 21600 0 21600 21600 0 21600 0 0 Z N"/></draw:custom-shape><draw:custom-shape text:anchor-type="paragraph" draw:z-index="1" draw:name="Shape 2" draw:style-name="gr8" draw:text-style-name="P6" svg:width="2.1717in" svg:height="0.2815in" svg:x="0.4299in" svg:y="0.1819in"><text:p text:style-name="P5"><text:span text:style-name="T5">Player</text:span> (Base Class)</text:p><draw:enhanced-geometry svg:viewBox="0 0 21600 21600" draw:type="rectangle" draw:enhanced-path="M 0 0 L 21600 0 21600 21600 0 21600 0 0 Z N"/></draw:custom-shape><draw:custom-shape text:anchor-type="paragraph" draw:z-index="2" draw:name="Shape 3" draw:style-name="gr7" svg:width="2.1669in" svg:height="1.0835in" svg:x="0.4299in" svg:y="1.9217in"><text:p text:style-name="Frame_20_contents"><text:s/>Player(name) <text:s text:c="4"/></text:p><text:p text:style-name="Frame_20_contents"><text:s/>addRuns(runs) <text:s text:c="3"/></text:p><text:p text:style-name="Frame_20_contents"><text:s/>addBall() <text:s text:c="7"/></text:p><text:p text:style-name="Frame_20_contents"><text:s/>addFour() <text:s text:c="7"/></text:p><text:p text:style-name="Frame_20_contents"><text:s/>addSix() <text:s text:c="8"/></text:p><text:p text:style-name="Frame_20_contents">| + takeWicket() <text:span text:style-name="T1">s</text:span></text:p><draw:enhanced-geometry svg:viewBox="0 0 21600 21600" draw:type="rectangle" draw:enhanced-path="M 0 0 L 21600 0 21600 21600 0 21600 0 0 Z N"/></draw:custom-shape><draw:custom-shape text:anchor-type="paragraph" draw:z-index="3" draw:name="Shape 4" draw:style-name="gr5" svg:width="2.1669in" svg:height="1.4587in" svg:x="3.8882in" svg:y="0.4217in"><text:p text:style-name="Frame_20_contents"><text:s text:c="2"/>Batsman(name) <text:s text:c="4"/></text:p><text:p text:style-name="Frame_20_contents"><text:s text:c="2"/>addRuns(runs) </text:p><text:p text:style-name="Frame_20_contents"><text:span text:style-name="T1"><text:s text:c="2"/>strikerate()</text:span></text:p><draw:enhanced-geometry svg:viewBox="0 0 21600 21600" draw:type="rectangle" draw:enhanced-path="M 0 0 L 21600 0 21600 21600 0 21600 0 0 Z N"/></draw:custom-shape><draw:custom-shape text:anchor-type="paragraph" draw:z-index="4" draw:name="Shape 5" draw:style-name="gr4" svg:width="2.1717in" svg:height="0.2815in" svg:x="3.8882in" svg:y="0.1402in"><text:p text:style-name="P1"><text:span text:style-name="T3">Batsmen</text:span><text:span text:style-name="T2"> (Derived)</text:span></text:p><draw:enhanced-geometry svg:viewBox="0 0 21600 21600" draw:type="rectangle" draw:enhanced-path="M 0 0 L 21600 0 21600 21600 0 21600 0 0 Z N"/></draw:custom-shape><draw:custom-shape text:anchor-type="paragraph" draw:z-index="5" draw:name="Shape 7" draw:style-name="gr5" svg:width="2.1669in" svg:height="1.4587in" svg:x="3.961in" svg:y="3.9425in"><text:p text:style-name="Frame_20_contents">name: string <text:s text:c="7"/></text:p><text:p text:style-name="Frame_20_contents">- players: Player** </text:p><text:p text:style-name="Frame_20_contents">- totalRuns: int <text:s/></text:p><text:p text:style-name="Frame_20_contents">- totalWickets: int <text:s text:c="2"/></text:p><text:p text:style-name="Frame_20_contents">- overs: float <text:s text:c="6"/></text:p><text:p text:style-name="Frame_20_contents">- numPlayers: int </text:p><draw:enhanced-geometry svg:viewBox="0 0 21600 21600" draw:type="rectangle" draw:enhanced-path="M 0 0 L 21600 0 21600 21600 0 21600 0 0 Z N"/></draw:custom-shape><draw:custom-shape text:anchor-type="paragraph" draw:z-index="6" draw:name="Shape 8" draw:style-name="gr6" svg:width="2.1669in" svg:height="1.0213in" svg:x="3.961in" svg:y="5.4008in"><text:p text:style-name="Frame_20_contents">Team(name, numPlayers)</text:p><text:p text:style-name="Frame_20_contents"><text:s/>+ ~Team() <text:s text:c="13"/></text:p><text:p text:style-name="Frame_20_contents"><text:s/>+ getPlayer(i)</text:p><draw:enhanced-geometry svg:viewBox="0 0 21600 21600" draw:type="rectangle" draw:enhanced-path="M 0 0 L 21600 0 21600 21600 0 21600 0 0 Z N"/></draw:custom-shape><draw:custom-shape text:anchor-type="paragraph" draw:z-index="7" draw:name="Shape 9" draw:style-name="gr5" svg:width="2.1669in" svg:height="1.4587in" svg:x="0.4819in" svg:y="4.0673in"><text:p text:style-name="Frame_20_contents">Bowler(name) <text:s text:c="2"/></text:p><text:p text:style-name="Frame_20_contents"><text:span text:style-name="T1">t</text:span>ake_wicket() </text:p><text:p text:style-name="P3"><text:span text:style-name="T1">economy_bowler()</text:span></text:p><draw:enhanced-geometry svg:viewBox="0 0 21600 21600" draw:type="rectangle" draw:enhanced-path="M 0 0 L 21600 0 21600 21600 0 21600 0 0 Z N"/></draw:custom-shape><draw:custom-shape text:anchor-type="paragraph" draw:z-index="8" draw:name="Shape 11" draw:style-name="gr4" svg:width="2.1717in" svg:height="0.2815in" svg:x="3.961in" svg:y="3.661in"><text:p text:style-name="P2"><text:span text:style-name="T4">Team</text:span></text:p><draw:enhanced-geometry svg:viewBox="0 0 21600 21600" draw:type="rectangle" draw:enhanced-path="M 0 0 L 21600 0 21600 21600 0 21600 0 0 Z N"/></draw:custom-shape><draw:custom-shape text:anchor-type="paragraph" draw:z-index="9" draw:name="Shape 12" draw:style-name="gr4" svg:width="2.1717in" svg:height="0.2815in" svg:x="0.4772in" svg:y="3.7862in"><text:p text:style-name="P2"><text:span text:style-name="T4">Bowler</text:span><text:span text:style-name="T1"> </text:span><text:span text:style-name="T2">(Derived)</text:span></text:p><draw:enhanced-geometry svg:viewBox="0 0 21600 21600" draw:type="rectangle" draw:enhanced-path="M 0 0 L 21600 0 21600 21600 0 21600 0 0 Z N"/></draw:custom-shape><draw:custom-shape text:anchor-type="paragraph" draw:z-index="10" draw:name="Shape 6" draw:style-name="gr3" svg:width="0.9898in" svg:height="0.2504in" svg:x="2.711in" svg:y="0.963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0" draw:style-name="gr2" svg:width="0.2087in" svg:height="0.7295in" svg:x="1.4402in" svg:y="3.0571in"><text:p/><draw:enhanced-geometry svg:viewBox="0 0 21600 21600" draw:mirror-horizont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 draw:name="Shape 14" draw:style-name="gr1" draw:text-style-name="P4" svg:width="1.1598in" svg:height="0.9831in" svg:x="2.6484in" svg:y="2.8638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9T09:20:13.956621541</meta:creation-date>
    <dc:date>2023-05-09T15:45:27.296398292</dc:date>
    <meta:editing-duration>PT5H37M59S</meta:editing-duration>
    <meta:editing-cycles>3</meta:editing-cycles>
    <meta:generator>LibreOffice/7.3.7.2$Linux_X86_64 LibreOffice_project/30$Build-2</meta:generator>
    <meta:document-statistic meta:table-count="0" meta:image-count="0" meta:object-count="0" meta:page-count="1" meta:paragraph-count="30" meta:word-count="55" meta:character-count="524" meta:non-whitespace-character-count="365"/>
  </office:meta>
</office:document-meta>
</file>